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1F0A1F023B29FB19AB3.png" manifest:media-type="image/png"/>
  <manifest:file-entry manifest:full-path="Pictures/10000001000003890000019453670275BDBEE54A.png" manifest:media-type="image/png"/>
  <manifest:file-entry manifest:full-path="Pictures/10000001000001DE00000337723A2F8C48B08999.png" manifest:media-type="image/png"/>
  <manifest:file-entry manifest:full-path="Pictures/10000001000001E9000003370A06BA9D8CE237DA.png" manifest:media-type="image/png"/>
  <manifest:file-entry manifest:full-path="Pictures/100000010000038900000338F085D17800313316.png" manifest:media-type="image/png"/>
  <manifest:file-entry manifest:full-path="Pictures/100000010000012B0000006DE479E32EFD7B0D5F.png" manifest:media-type="image/png"/>
  <manifest:file-entry manifest:full-path="Pictures/100000010000028000000260994EA0DEE2152347.png" manifest:media-type="image/png"/>
  <manifest:file-entry manifest:full-path="Pictures/10000001000001780000011009F84ED5B4E771F4.png" manifest:media-type="image/png"/>
  <manifest:file-entry manifest:full-path="Pictures/1000000100000266000002468D95F1427002D3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cc50" officeooo:paragraph-rsid="000bcc5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01aaf" officeooo:paragraph-rsid="00101aaf" style:font-size-asian="20pt" style:font-size-complex="20pt"/>
    </style:style>
    <style:style style:name="P3" style:family="paragraph" style:parent-style-name="Standard">
      <style:paragraph-properties fo:text-align="start" style:justify-single-word="false" fo:break-before="page"/>
      <style:text-properties fo:font-size="20pt" officeooo:rsid="00112779" officeooo:paragraph-rsid="00112779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12779" officeooo:paragraph-rsid="00112779" style:font-size-asian="20pt" style:font-size-complex="20pt"/>
    </style:style>
    <style:style style:name="P5" style:family="paragraph" style:parent-style-name="Standard">
      <style:paragraph-properties fo:text-align="start" style:justify-single-word="false" fo:break-before="page"/>
      <style:text-properties fo:font-size="20pt" officeooo:rsid="001a50f1" officeooo:paragraph-rsid="001a50f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App Development Test</text:p>
      <text:p text:style-name="P2"><draw:frame draw:style-name="fr1" draw:name="Image1" text:anchor-type="char" svg:x="1.483cm" svg:y="1.044cm" svg:width="14.279cm" svg:height="11.622cm" draw:z-index="0"><draw:image xlink:href="Pictures/1000000100000266000002468D95F1427002D38A.png" xlink:type="simple" xlink:show="embed" xlink:actuate="onLoad" draw:mime-type="image/png"/></draw:frame><draw:frame draw:style-name="fr1" draw:name="Image2" text:anchor-type="char" svg:x="1.393cm" svg:y="12.929cm" svg:width="14.252cm" svg:height="7.197cm" draw:z-index="1"><draw:image xlink:href="Pictures/10000001000001780000011009F84ED5B4E771F4.png" xlink:type="simple" xlink:show="embed" xlink:actuate="onLoad" draw:mime-type="image/png"/></draw:frame>Question -3</text:p>
      <text:p text:style-name="P3">Question – 4</text:p>
      <text:p text:style-name="P4"><draw:frame draw:style-name="fr1" draw:name="Image3" text:anchor-type="char" svg:x="1.159cm" svg:y="1.155cm" svg:width="14.684cm" svg:height="13.951cm" draw:z-index="2"><draw:image xlink:href="Pictures/100000010000028000000260994EA0DEE2152347.png" xlink:type="simple" xlink:show="embed" xlink:actuate="onLoad" draw:mime-type="image/png"/></draw:frame><draw:frame draw:style-name="fr1" draw:name="Image4" text:anchor-type="char" svg:x="3.815cm" svg:y="16.457cm" svg:width="7.911cm" svg:height="2.884cm" draw:z-index="3"><draw:image xlink:href="Pictures/100000010000012B0000006DE479E32EFD7B0D5F.png" xlink:type="simple" xlink:show="embed" xlink:actuate="onLoad" draw:mime-type="image/png"/></draw:frame></text:p>
      <text:p text:style-name="P5">Flutter<draw:frame draw:style-name="fr1" draw:name="Image5" text:anchor-type="char" svg:x="1.845cm" svg:y="1.785cm" svg:width="11.499cm" svg:height="11.141cm" draw:z-index="4"><draw:image xlink:href="Pictures/10000001000001E9000003370A06BA9D8CE237DA.png" xlink:type="simple" xlink:show="embed" xlink:actuate="onLoad" draw:mime-type="image/png"/></draw:frame> <draw:frame draw:style-name="fr1" draw:name="Image6" text:anchor-type="char" svg:x="2.177cm" svg:y="13.929cm" svg:width="11.379cm" svg:height="12.73cm" draw:z-index="5"><draw:image xlink:href="Pictures/10000001000001DE00000337723A2F8C48B08999.png" xlink:type="simple" xlink:show="embed" xlink:actuate="onLoad" draw:mime-type="image/png"/></draw:frame>Question</text:p>
      <text:p text:style-name="P5"><draw:frame draw:style-name="fr1" draw:name="Image7" text:anchor-type="char" svg:x="0cm" svg:y="-1.164cm" svg:width="17cm" svg:height="7.588cm" draw:z-index="6"><draw:image xlink:href="Pictures/10000001000003890000019453670275BDBEE54A.png" xlink:type="simple" xlink:show="embed" xlink:actuate="onLoad" draw:mime-type="image/png"/></draw:frame><draw:frame draw:style-name="fr1" draw:name="Image8" text:anchor-type="char" svg:x="0cm" svg:y="7.004cm" svg:width="17cm" svg:height="9.317cm" draw:z-index="7"><draw:image xlink:href="Pictures/1000000100000389000001F0A1F023B29FB19AB3.png" xlink:type="simple" xlink:show="embed" xlink:actuate="onLoad" draw:mime-type="image/png"/></draw:frame><draw:frame draw:style-name="fr1" draw:name="Image9" text:anchor-type="char" svg:x="-0.019cm" svg:y="17.039cm" svg:width="16.935cm" svg:height="10.292cm" draw:z-index="8"><draw:image xlink:href="Pictures/100000010000038900000338F085D178003133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9:41:58.373872541</meta:creation-date>
    <dc:date>2025-08-12T11:17:00.784191396</dc:date>
    <meta:editing-duration>PT2H18M11S</meta:editing-duration>
    <meta:editing-cycles>19</meta:editing-cycles>
    <meta:generator>LibreOffice/7.3.7.2$Linux_X86_64 LibreOffice_project/30$Build-2</meta:generator>
    <meta:document-statistic meta:table-count="0" meta:image-count="9" meta:object-count="0" meta:page-count="4" meta:paragraph-count="4" meta:word-count="10" meta:character-count="66" meta:non-whitespace-character-count="59"/>
  </office:meta>
</office:document-meta>
</file>